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754b" officeooo:paragraph-rsid="000b754b" style:font-weight-asian="bold" style:font-weight-complex="bold"/>
    </style:style>
    <style:style style:name="P2" style:family="paragraph" style:parent-style-name="Standard">
      <style:text-properties fo:font-weight="normal" officeooo:rsid="000b754b" officeooo:paragraph-rsid="000b754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йросеть на Rockchip 3588</text:p>
      <text:p text:style-name="P1"/>
      <text:p text:style-name="P1"><text:span text:style-name="T2">- 1 этап - обучение нейросети с помощью PyToch <text:s/>- <text:s/>в результате получаем <text:s/>файл</text:span> <text:s/><text:span text:style-name="T3">3588neuro.pt</text:span></text:p>
      <text:p text:style-name="P2">- 2 этап – конвертация нейросети в формат <text:s/>onnx - <text:s/>в результате получаем <text:s/>файл<text:span text:style-name="T1"> <text:s/></text:span><text:span text:style-name="T4">3588neuro.onnx</text:span></text:p>
      <text:p text:style-name="P2">- 3 этап – конвертация нейросети в формат <text:s/>rknn - <text:s/>в результате получаем <text:s/>файл <text:s/><text:span text:style-name="T4">3588neuro.rknn</text:span></text:p>
      <text:p text:style-name="P2"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6:18:36.919229959</meta:creation-date>
    <meta:generator>LibreOffice/7.3.7.2$Linux_X86_64 LibreOffice_project/30$Build-2</meta:generator>
    <dc:date>2024-12-12T16:44:09.417182211</dc:date>
    <meta:editing-duration>PT14M25S</meta:editing-duration>
    <meta:editing-cycles>1</meta:editing-cycles>
    <meta:document-statistic meta:table-count="0" meta:image-count="0" meta:object-count="0" meta:page-count="1" meta:paragraph-count="4" meta:word-count="47" meta:character-count="306" meta:non-whitespace-character-count="249"/>
  </office:meta>
</office:document-meta>
</file>